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30d51f" officeooo:paragraph-rsid="00109aa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style="normal" fo:font-weight="normal" officeooo:rsid="0018178b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109aa5"/>
    </style:style>
    <style:style style:name="P13" style:family="paragraph" style:parent-style-name="Standard">
      <style:text-properties style:font-name="DejaVu Sans Condensed" officeooo:paragraph-rsid="00109aa5"/>
    </style:style>
    <style:style style:name="P14" style:family="paragraph" style:parent-style-name="Standard">
      <style:text-properties style:font-name="DejaVu Sans Condensed" officeooo:paragraph-rsid="0030d51f"/>
    </style:style>
    <style:style style:name="P15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6" style:family="paragraph" style:parent-style-name="Table_20_Contents">
      <style:text-properties style:font-name="DejaVu Sans Condensed" officeooo:rsid="00358790" officeooo:paragraph-rsid="00358790"/>
    </style:style>
    <style:style style:name="P17" style:family="paragraph" style:parent-style-name="Standard" style:list-style-name="L1">
      <style:text-properties style:font-name="DejaVu Sans Condensed" officeooo:paragraph-rsid="0021810a"/>
    </style:style>
    <style:style style:name="P18" style:family="paragraph" style:parent-style-name="Standard" style:list-style-name="L1">
      <style:text-properties style:font-name="DejaVu Sans Condensed" officeooo:rsid="0030d51f" officeooo:paragraph-rsid="0030d51f"/>
    </style:style>
    <style:style style:name="P19" style:family="paragraph" style:parent-style-name="Standard" style:list-style-name="L5">
      <style:text-properties style:font-name="DejaVu Sans Condensed" officeooo:paragraph-rsid="002bec7a"/>
    </style:style>
    <style:style style:name="P20" style:family="paragraph" style:parent-style-name="Standard" style:list-style-name="L6">
      <style:text-properties style:font-name="DejaVu Sans Condensed" officeooo:paragraph-rsid="00109aa5"/>
    </style:style>
    <style:style style:name="P21" style:family="paragraph" style:parent-style-name="Standard" style:list-style-name="L9">
      <style:text-properties style:font-name="DejaVu Sans Condensed" officeooo:paragraph-rsid="00109aa5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4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7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373917" style:font-size-asian="12pt" style:font-size-complex="12pt"/>
    </style:style>
    <style:style style:name="P28" style:family="paragraph" style:parent-style-name="Standard" style:list-style-name="L10">
      <style:text-properties style:text-line-through-style="none" style:text-line-through-type="none" style:font-name="DejaVu Sans Condensed" fo:font-size="12pt" officeooo:rsid="0030d51f" officeooo:paragraph-rsid="0030d51f" style:font-size-asian="12pt" style:font-size-complex="12pt"/>
    </style:style>
    <style:style style:name="P29" style:family="paragraph" style:parent-style-name="Standard" style:list-style-name="L10">
      <style:text-properties style:text-line-through-style="none" style:text-line-through-type="none" style:font-name="DejaVu Sans Condensed" fo:font-size="12pt" officeooo:rsid="002f2ce5" officeooo:paragraph-rsid="00307fda" style:font-size-asian="12pt" style:font-size-complex="12pt"/>
    </style:style>
    <style:style style:name="P30" style:family="paragraph" style:parent-style-name="Standard" style:list-style-name="L12">
      <style:text-properties style:text-line-through-style="none" style:text-line-through-type="none" style:font-name="DejaVu Sans Condensed" fo:font-size="12pt" fo:font-style="normal" fo:font-weight="normal" officeooo:rsid="00148c7a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0">
      <style:text-properties style:text-line-through-style="none" style:text-line-through-type="none" style:font-name="DejaVu Sans Condensed" officeooo:paragraph-rsid="002f2ce5"/>
    </style:style>
    <style:style style:name="P32" style:family="paragraph" style:parent-style-name="Standard" style:list-style-name="L10">
      <style:text-properties style:text-line-through-style="none" style:text-line-through-type="none" style:font-name="DejaVu Sans Condensed" officeooo:paragraph-rsid="00307fda"/>
    </style:style>
    <style:style style:name="P33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4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5" style:family="paragraph" style:parent-style-name="Standard" style:list-style-name="L13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6" style:family="paragraph" style:parent-style-name="Standard" style:list-style-name="L13">
      <style:text-properties style:text-line-through-style="solid" style:text-line-through-type="single" style:font-name="DejaVu Sans Condensed" officeooo:paragraph-rsid="00109aa5"/>
    </style:style>
    <style:style style:name="P37" style:family="paragraph" style:parent-style-name="Standard" style:list-style-name="L10">
      <style:text-properties officeooo:paragraph-rsid="00109aa5"/>
    </style:style>
    <style:style style:name="P38" style:family="paragraph" style:parent-style-name="Standard" style:list-style-name="L12">
      <style:text-properties officeooo:paragraph-rsid="00373917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65cf8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officeooo:rsid="001edf7f"/>
    </style:style>
    <style:style style:name="T14" style:family="text">
      <style:text-properties officeooo:rsid="0030d51f"/>
    </style:style>
    <style:style style:name="T15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text-line-through-style="none" style:text-line-through-type="none" fo:font-size="12pt" fo:font-style="normal" officeooo:rsid="0021810a" style:font-size-asian="12pt" style:font-style-asian="normal" style:font-size-complex="12pt" style:font-style-complex="normal"/>
    </style:style>
    <style:style style:name="T22" style:family="text">
      <style:text-properties style:text-line-through-style="none" style:text-line-through-type="none" fo:font-size="12pt" fo:font-style="normal" officeooo:rsid="0030d51f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4" style:family="text">
      <style:text-properties style:text-line-through-style="none" style:text-line-through-type="none" fo:font-size="12pt" officeooo:rsid="0030d51f" style:font-size-asian="12pt" style:font-size-complex="12pt"/>
    </style:style>
    <style:style style:name="T25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73917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0d51f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dcb88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fo:font-style="normal" fo:font-weight="normal" officeooo:rsid="00365cf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37391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6db56" style:font-size-asian="12pt" style:font-weight-asian="bold" style:font-size-complex="12pt" style:font-weight-complex="bold"/>
    </style:style>
    <style:style style:name="T42" style:family="text">
      <style:text-properties fo:font-size="12pt" officeooo:rsid="001e18cf" style:font-size-asian="12pt" style:font-size-complex="12pt"/>
    </style:style>
    <style:style style:name="T43" style:family="text">
      <style:text-properties fo:font-size="12pt" officeooo:rsid="00148c7a" style:font-size-asian="12pt" style:font-size-complex="12pt"/>
    </style:style>
    <style:style style:name="T44" style:family="text">
      <style:text-properties fo:font-size="12pt" officeooo:rsid="0030d51f" style:font-size-asian="12pt" style:font-size-complex="12pt"/>
    </style:style>
    <style:style style:name="T45" style:family="text">
      <style:text-properties fo:font-size="12pt" officeooo:rsid="002f2ce5" style:font-size-asian="12pt" style:font-size-complex="12pt"/>
    </style:style>
    <style:style style:name="T46" style:family="text">
      <style:text-properties fo:font-size="12pt" officeooo:rsid="003dcb88" style:font-size-asian="12pt" style:font-size-complex="12pt"/>
    </style:style>
    <style:style style:name="T47" style:family="text">
      <style:text-properties officeooo:rsid="00365cf8"/>
    </style:style>
    <style:style style:name="T48" style:family="text">
      <style:text-properties officeooo:rsid="00373917"/>
    </style:style>
    <style:style style:name="T49" style:family="text">
      <style:text-properties officeooo:rsid="003abcec"/>
    </style:style>
    <style:style style:name="T50" style:family="text">
      <style:text-properties officeooo:rsid="003c98ef"/>
    </style:style>
    <style:style style:name="T51" style:family="text">
      <style:text-properties officeooo:rsid="003dcb8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2"><text:span text:style-name="T32">1</text:span><text:span text:style-name="T33">0</text:span><text:span text:style-name="T32">2</text:span><text:span text:style-name="T34"> - </text:span><text:span text:style-name="T35">Controls - </text:span><text:span text:style-name="T41">Pilot - </text:span><text:span text:style-name="T36">Throttle </text:span><text:span text:style-name="T37">Grip</text:span></text:p>
      <text:p text:style-name="P9">U=Up, D=Down, F=Forward, B=Backward, L=Left, R=Right, P=Press, S-*=Shift-<text:span text:style-name="T11">*</text:span>, L-*=Long-<text:span text:style-name="T11">*</text:span></text:p>
      <text:p text:style-name="P1"/>
      <text:p text:style-name="P13"><text:span text:style-name="T15">Top</text:span><text:span text:style-name="T16"> </text:span><text:span text:style-name="T17">H</text:span><text:span text:style-name="T16">at -- </text:span><text:span text:style-name="T18">"</text:span><text:span text:style-name="T19">CMD Dispenser Switch</text:span><text:span text:style-name="T18">"</text:span></text:p>
      <text:list xml:id="list405181159" text:style-name="L1">
        <text:list-item>
          <text:p text:style-name="P17"><text:span text:style-name="T21">U: </text:span><text:span text:style-name="T22">Manual 2 dispense</text:span></text:p>
        </text:list-item>
        <text:list-item>
          <text:p text:style-name="P18"><text:span text:style-name="T22">P</text:span><text:span text:style-name="T20">: Off??</text:span></text:p>
        </text:list-item>
        <text:list-item>
          <text:p text:style-name="P17"><text:span text:style-name="T21">D: </text:span><text:span text:style-name="T22">Manual 1 dispense</text:span></text:p>
        </text:list-item>
      </text:list>
      <text:p text:style-name="P5"><text:span text:style-name="T1">Top</text:span> <text:span text:style-name="T12">H</text:span>at <text:span text:style-name="T12">Ri</text:span>ng<text:span text:style-name="T14"> -- "Antenna elevation control"</text:span></text:p>
      <text:list xml:id="list3997427187" text:style-name="L2">
        <text:list-item>
          <text:p text:style-name="P22"><text:span text:style-name="T42">F/B</text:span><text:span text:style-name="T43">: </text:span><text:span text:style-name="T44">Antenna elevation up/down</text:span></text:p>
        </text:list-item>
      </text:list>
      <text:p text:style-name="P5"><text:span text:style-name="T1">Middle </text:span><text:span text:style-name="T12">H</text:span><text:span text:style-name="T1">at</text:span> -- <text:span text:style-name="T2">"</text:span>Comm<text:span text:style-name="T2">unications switch"</text:span></text:p>
      <text:list xml:id="list3754951534" text:style-name="L3">
        <text:list-item>
          <text:p text:style-name="P23">U: (SRS radio 1 PTT)</text:p>
        </text:list-item>
        <text:list-item>
          <text:p text:style-name="P23">D: (SRS radio 2 PTT)</text:p>
        </text:list-item>
        <text:list-item>
          <text:p text:style-name="P25">S-U: Radio 1 PTT (opens comms menu for radio 1)</text:p>
        </text:list-item>
        <text:list-item>
          <text:p text:style-name="P25">S-D: Radio 2 PTT (opens comms menu for radio 2)</text:p>
        </text:list-item>
      </text:list>
      <text:p text:style-name="P7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472539417" text:style-name="L4">
        <text:list-item>
          <text:p text:style-name="P26">F: Extend speedbrakes (keeps extending while held, stays open when you let go<text:span text:style-name="T14">??</text:span>)</text:p>
        </text:list-item>
        <text:list-item>
          <text:p text:style-name="P26">B: Retract speedbrakes (single press fully retracts)</text:p>
        </text:list-item>
      </text:list>
      <text:p text:style-name="P6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text:span text:style-name="T14"> -- "Undesignate/Missile Reject Switch aka Boat Switch"</text:span></text:p>
      <text:list xml:id="list3096515168" text:style-name="L5">
        <text:list-item>
          <text:p text:style-name="P19"><text:span text:style-name="T23">P: </text:span><text:span text:style-name="T24">Missile Reject</text:span></text:p>
        </text:list-item>
      </text:list>
      <text:p text:style-name="P14"><text:span text:style-name="T19">Rear</text:span><text:span text:style-name="T16"> </text:span><text:span text:style-name="T17">T</text:span><text:span text:style-name="T16">humb </text:span><text:span text:style-name="T17">B</text:span><text:span text:style-name="T16">utton</text:span><text:span text:style-name="T19"> -- "Undesignate/Missile Reject Switch aka Boat Switch"</text:span></text:p>
      <text:list xml:id="list164299108" text:style-name="L6">
        <text:list-item>
          <text:p text:style-name="P20"><text:span text:style-name="T25">P: </text:span><text:span text:style-name="T24">Undesignate</text:span></text:p>
        </text:list-item>
      </text:list>
      <text:p text:style-name="P2"><text:span text:style-name="T1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xml:id="list3252111281" text:style-name="L7">
        <text:list-item>
          <text:p text:style-name="P33">P: Right throttle to idle detent (used for engine start)</text:p>
        </text:list-item>
        <text:list-item>
          <text:p text:style-name="P33">S-P: Left throttle to idle detent (used for engine start)</text:p>
        </text:list-item>
      </text:list>
      <text:p text:style-name="P6"><text:span text:style-name="T1">M</text:span><text:span text:style-name="T10">inistick -- </text:span><text:span text:style-name="T2">"</text:span><text:span text:style-name="T10">TDC/</text:span><text:span text:style-name="T2">Throttle Designator Controller"</text:span></text:p>
      <text:list xml:id="list4116846822" text:style-name="L8">
        <text:list-item>
          <text:p text:style-name="P24">Axes: Slew TD<text:span text:style-name="T13">C</text:span></text:p>
        </text:list-item>
      </text:list>
      <text:list xml:id="list3866966038" text:style-name="L9">
        <text:list-item>
          <text:p text:style-name="P21"><text:span text:style-name="T23">P: </text:span><text:span text:style-name="T24">Radar lock on; TGT IR designate</text:span></text:p>
        </text:list-item>
      </text:list>
      <text:p text:style-name="P11"><text:span text:style-name="T38">Middle </text:span><text:span text:style-name="T39">F</text:span><text:span text:style-name="T38">inger </text:span><text:span text:style-name="T39">H</text:span><text:span text:style-name="T38">at</text:span><text:span text:style-name="T36"> -- </text:span><text:span text:style-name="T40">"Right Multi-function Switch aka Coolie"</text:span></text:p>
      <text:list xml:id="list2568418360" text:style-name="L10">
        <text:list-item>
          <text:p text:style-name="P37"><text:span text:style-name="T26">U: </text:span><text:span text:style-name="T28">Quick step (</text:span><text:span text:style-name="T29">STT: </text:span><text:span text:style-name="T28">returns TDC to target</text:span><text:span text:style-name="T29">; TWS: cycles PDT among the SDTs</text:span><text:span text:style-name="T28">); Sequence point</text:span></text:p>
        </text:list-item>
        <text:list-item>
          <text:p text:style-name="P28">D: Missile Boresight; Gunsight stiffen; Look-into-turn; Snap look enable</text:p>
        </text:list-item>
        <text:list-item>
          <text:p text:style-name="P31"><text:span text:style-name="T45">L: </text:span><text:span text:style-name="T44">IFF interrogate</text:span></text:p>
        </text:list-item>
        <text:list-item>
          <text:p text:style-name="P29">R: <text:span text:style-name="T14">EWWS/NCTR activate</text:span></text:p>
        </text:list-item>
        <text:list-item>
          <text:p text:style-name="P32"><text:span text:style-name="T45">P: </text:span><text:span text:style-name="T44">--</text:span>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xml:id="list2149745665" text:style-name="L11">
        <text:list-item>
          <text:p text:style-name="P34">U/D: --</text:p>
        </text:list-item>
      </text:list>
      <text:p text:style-name="P10"><text:span text:style-name="T3">P</text:span><text:span text:style-name="T5">inky </text:span><text:span text:style-name="T7">S</text:span><text:span text:style-name="T3">witch</text:span><text:span text:style-name="T5"> -- </text:span><text:span text:style-name="T8">"</text:span><text:span text:style-name="T5">Weapon</text:span><text:span text:style-name="T9">/Mode Switch"</text:span></text:p>
      <text:list xml:id="list640692877" text:style-name="L12">
        <text:list-item>
          <text:p text:style-name="P27"><text:span text:style-name="T48">U</text:span>: <text:span text:style-name="T47">Gun steering and A/A </text:span><text:span text:style-name="T49">Master Mode</text:span><text:span text:style-name="T47"> command</text:span><text:span text:style-name="T48"> (AFT on real control)</text:span><text:span text:style-name="T50"> (locks you into A/A Master Mode until guns are deselected with this switch Press or Aft)</text:span></text:p>
        </text:list-item>
        <text:list-item>
          <text:p text:style-name="P38"><text:span text:style-name="T27">P</text:span><text:span text:style-name="T26">: </text:span><text:span text:style-name="T30">SRM mode (Short Range Missile: Sidewinder)</text:span><text:span text:style-name="T31"> (CTR on real control)</text:span></text:p>
        </text:list-item>
        <text:list-item>
          <text:p text:style-name="P30"><text:span text:style-name="T48">D</text:span>: <text:span text:style-name="T47">MRM mode (Medium Range Missile: Sparrow or AMRAAM)</text:span><text:span text:style-name="T48"> (FWD on real control)</text:span></text:p>
        </text:list-item>
      </text:list>
      <text:p text:style-name="P13"><text:span text:style-name="T15">P</text:span><text:span text:style-name="T16">inky </text:span><text:span text:style-name="T17">B</text:span><text:span text:style-name="T16">utton -- </text:span><text:span text:style-name="T19">"Left Multi-function Switch"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3096862344448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TPOD</text:p>
          </table:table-cell>
          <table:table-cell table:style-name="Table2.A1" office:value-type="string">
            <text:p text:style-name="P15">HRM/RBM</text:p>
          </table:table-cell>
          <table:table-cell table:style-name="Table2.A1" office:value-type="string">
            <text:p text:style-name="P15">A/G weapon</text:p>
          </table:table-cell>
          <table:table-cell table:style-name="Table2.A1" office:value-type="string">
            <text:p text:style-name="P15">HUD</text:p>
          </table:table-cell>
          <table:table-cell table:style-name="Table2.F1" office:value-type="string">
            <text:p text:style-name="P15">TSD</text:p>
          </table:table-cell>
        </table:table-row>
        <table:table-row table:style-name="TableLine3096862340912">
          <table:table-cell table:style-name="Table2.A2" office:value-type="string">
            <text:p text:style-name="P15">P:</text:p>
          </table:table-cell>
          <table:table-cell table:style-name="Table2.A2" office:value-type="string">
            <text:p text:style-name="P16">Laser fire toggle</text:p>
          </table:table-cell>
          <table:table-cell table:style-name="Table2.A2" office:value-type="string">
            <text:p text:style-name="P16">Freeze/Unfreeze</text:p>
          </table:table-cell>
          <table:table-cell table:style-name="Table2.A2" office:value-type="string">
            <text:p text:style-name="P16">TODO</text:p>
          </table:table-cell>
          <table:table-cell table:style-name="Table2.A2" office:value-type="string">
            <text:p text:style-name="P16">Velocity Vector cage/uncage (must have HUD SOI)</text:p>
          </table:table-cell>
          <table:table-cell table:style-name="Table2.F2" office:value-type="string">
            <text:p text:style-name="P16">Track/Untrack</text:p>
          </table:table-cell>
        </table:table-row>
      </table:table>
      <text:p text:style-name="P8"/>
      <text:p text:style-name="P3">Pinky <text:span text:style-name="T12">W</text:span>heel</text:p>
      <text:list xml:id="list3091234360" text:style-name="L13">
        <text:list-item>
          <text:p text:style-name="P36"><text:span text:style-name="T42">F/B</text:span><text:span text:style-name="T43">: --</text:span></text:p>
        </text:list-item>
        <text:list-item>
          <text:p text:style-name="P35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8T10:37:07.038000000</dc:date>
    <meta:editing-duration>PT7H50M34S</meta:editing-duration>
    <meta:editing-cycles>38</meta:editing-cycles>
    <meta:generator>LibreOffice/7.0.3.1$Windows_X86_64 LibreOffice_project/d7547858d014d4cf69878db179d326fc3483e082</meta:generator>
    <meta:document-statistic meta:table-count="1" meta:image-count="1" meta:object-count="0" meta:page-count="1" meta:paragraph-count="53" meta:word-count="333" meta:character-count="1883" meta:non-whitespace-character-count="1630"/>
  </office:meta>
</office:document-meta>
</file>